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FreeSans" svg:font-family="FreeSans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ans" fo:font-size="14pt" style:font-size-asian="14pt" style:font-size-complex="1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33% 58%" fo:font-size="32pt" style:font-size-asian="32pt" style:font-size-complex="3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Using unittest framework to get you up and running in C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bstract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2">The C language is used by many different developers to write code for many different applications and targets, from small embedded microprocessors to large server farms. <text:s/>Linux itself uses several different styles of C code between User Space, Kernel, and Kernel Driver development, and even many other computer languages, like Python, are themselves written in C.</text:span></text:p>
                <text:p text:style-name="P3"><text:span text:style-name="T2">When developing new code, or isolation issues in existing code, it is often useful to break problems up into smaller problems and play with just a portion of a set of code to do “what if” tests or to try different approaches. <text:s/>Running these smaller “tests” can be difficult if you are working in a cross compiled development system or developing a portion of a system mode driver. <text:s/>In fact just writing a main() function to run your tests can be a chore and take you away from thinking about the problem being solved. <text:s/></text:span></text:p>
                <text:p text:style-name="P3"><text:span text:style-name="T2">An automated testing framework can be leveraged to do quick code isolation or module development with the added benefit of producing persistent <text:s/>documented insight into your code that others can run in the future.</text:span></text:p>
                <text:p text:style-name="P3"><text:span text:style-name="T2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DD light<text:line-break/><text:span text:style-name="T3">The Goat would not approve.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Using a testing framework does aid in the adoption of Test, or Behavior, Driven Development (TDD or BDD), but the real world often leads us off the righteous path. <text:s/>We propose this workflow not to force TDD, but because we are lazy and it lets us solve out problems quickly and leaves a great set of bread crumbs as a side effect. That said, you will find it does encourage a more Test Driven approach to your developmen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>Goal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Testing of C language modules and functions is often a </text:span><text:span text:style-name="T4">manual process requiring creation of "Test Programs" that </text:span><text:span text:style-name="T4">need to be written and maintained separately from your </text:span><text:span text:style-name="T4">application. Most non-trivial code also involves dependencies </text:span><text:span text:style-name="T4">on multiple modules and testing will often require creation of </text:span><text:span text:style-name="T4">stubs or mocks for these dependencies when testing. In </text:span><text:span text:style-name="T4">firmware or other cross compiled code there is also the </text:span><text:span text:style-name="T4">perceived need to test on the target system even if </text:span><text:span text:style-name="T4">development is being done on a general purpose computer. </text:span><text:span text:style-name="T4">This presentation is not about the benefits of unit testing but </text:span><text:span text:style-name="T4">rather how you can leverage a tool, that indeed facilitates </text:span><text:span text:style-name="T4">unit testing, to help in your general C language projec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Embedded C programmer since 1986</text:p>
                <text:list>
                  <text:list-item>
                    <text:p>Currently switch between python and C</text:p>
                  </text:list-item>
                </text:list>
              </text:list-item>
              <text:list-item>
                <text:p>Do most of work in C99</text:p>
              </text:list-item>
              <text:list-item>
                <text:p>Not a GUI guy</text:p>
              </text:list-item>
              <text:list-item>
                <text:p>Not a Ruby guy</text:p>
              </text:list-item>
              <text:list-item>
                <text:p>Not associated with Ceedling project</text:p>
                <text:list>
                  <text:list-item>
                    <text:p>Been using it since 2017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Motivations<text:tab/>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Need firmware running on day 1</text:p>
              </text:list-item>
              <text:list-item>
                <text:p>Shared hardware not always available</text:p>
              </text:list-item>
              <text:list-item>
                <text:p>Need to debug a complex or destructive behavior without damaging hardware.</text:p>
                <text:list>
                  <text:list-item>
                    <text:p>Debugging OTP or emergency logic </text:p>
                  </text:list-item>
                </text:list>
              </text:list-item>
              <text:list-item>
                <text:p>Documenting how code actually works</text:p>
                <text:list>
                  <text:list-item>
                    <text:p>Living doc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Work Flow<text:line-break/><text:span text:style-name="T4">”Test driven light”, save your work at each step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Create new module</text:p>
              </text:list-item>
              <text:list-item>
                <text:p>Use test file to flesh out header declarations </text:p>
                <text:list>
                  <text:list-item>
                    <text:p>Write your basic behavior in the tests</text:p>
                    <text:list>
                      <text:list-item>
                        <text:p>Iterate your prototypes for behavior</text:p>
                      </text:list-item>
                    </text:list>
                  </text:list-item>
                  <text:list-item>
                    <text:p>Use module:stub to make definitions*</text:p>
                  </text:list-item>
                  <text:list-item>
                    <text:p>Verify your tests fail but compile</text:p>
                  </text:list-item>
                  <text:list-item>
                    <text:p>Add behavior to definitions</text:p>
                    <text:list>
                      <text:list-item>
                        <text:p>Iterate with new behaviors/tests</text:p>
                      </text:list-item>
                    </text:list>
                  </text:list-item>
                </text:list>
                <text:p><text:span text:style-name="T5">* stub is a work in progr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First Example</text:p>
          </draw:text-box>
        </draw:frame>
        <draw:frame presentation:style-name="pr5" draw:text-style-name="P9" draw:layer="layout" svg:width="24cm" svg:height="12.18cm" svg:x="2cm" svg:y="6cm" presentation:class="outline">
          <draw:text-box>
            <text:list text:style-name="L3">
              <text:list-header>
                <text:p><text:span text:style-name="T6">~/dev/ceedling_talk$ ceedling</text:span><text:span text:style-name="T6"><text:line-break/></text:span><text:span text:style-name="T6">Welcome to Ceedling!</text:span><text:span text:style-name="T6"><text:line-break/></text:span><text:span text:style-name="T6">Commands:</text:span><text:span text:style-name="T6"><text:line-break/></text:span><text:span text:style-name="T6"> <text:s/>ceedling example PROJ_NAME [DEST] <text:s/># new specified example project (in DEST, if specified)</text:span><text:span text:style-name="T6"><text:line-break/></text:span><text:span text:style-name="T6"> <text:s/>ceedling examples <text:s text:c="17"/># list available example projects</text:span><text:span text:style-name="T6"><text:line-break/></text:span><text:span text:style-name="T6"> <text:s/>ceedling help [COMMAND] <text:s text:c="11"/># Describe available commands or one specific command</text:span><text:span text:style-name="T6"><text:line-break/></text:span><text:span text:style-name="T6"> <text:s/>ceedling new PROJECT_NAME <text:s text:c="9"/># create a new ceedling project</text:span><text:span text:style-name="T6"><text:line-break/></text:span><text:span text:style-name="T6"> <text:s/>ceedling upgrade PROJECT_NAME <text:s text:c="5"/># upgrade ceedling for a project (not req'd if gem used)</text:span><text:span text:style-name="T6"><text:line-break/></text:span><text:span text:style-name="T6"> <text:s/>ceedling version <text:s text:c="18"/># return the version of the tools installed</text:span></text:p>
                <text:p><text:span text:style-name="T6">~/dev/ceedling_talk$ ceedling version</text:span><text:span text:style-name="T6"><text:line-break/></text:span><text:span text:style-name="T6">Welcome to Ceedling!</text:span><text:span text:style-name="T6"><text:line-break/></text:span><text:span text:style-name="T6"> <text:s text:c="3"/>Ceedling:: 0.29.1</text:span><text:span text:style-name="T6"><text:line-break/></text:span><text:span text:style-name="T6"> <text:s text:c="6"/>CMock:: 2.5.1</text:span><text:span text:style-name="T6"><text:line-break/></text:span><text:span text:style-name="T6"> <text:s text:c="6"/>Unity:: 2.5.0</text:span><text:span text:style-name="T6"><text:line-break/></text:span><text:span text:style-name="T6"> <text:s/>CException:: 1.3.2</text:span><text:span text:style-name="T6"><text:line-break/></text:span><text:span text:style-name="T6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Module Generator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File Templates</text:p>
                <text:list>
                  <text:list-item>
                    <text:p>In the project.yml <text:s/>or</text:p>
                  </text:list-item>
                  <text:list-item>
                    <text:p>Edit the master Template </text:p>
                  </text:list-item>
                </text:list>
              </text:list-item>
              <text:list-item>
                <text:p>Relative to folder with test proj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6" draw:layer="layout" svg:width="24.599cm" svg:height="3.507cm" svg:x="2cm" svg:y="0.836cm" presentation:class="title">
          <draw:text-box>
            <text:p>Retrofit Existing Project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Setting paths in project.yml</text:p>
                <text:list>
                  <text:list-item>
                    <text:p>Single folders or recursive</text:p>
                  </text:list-item>
                </text:list>
              </text:list-item>
              <text:list-item>
                <text:p>Mutliple project.yml files</text:p>
                <text:list>
                  <text:list-item>
                    <text:p>Seperate sub project folder</text:p>
                  </text:list-item>
                  <text:list-item>
                    <text:p>Use a defines.h</text:p>
                    <text:list>
                      <text:list-item>
                        <text:p>Configure your mocks</text:p>
                      </text:list-item>
                    </text:list>
                  </text:list-item>
                  <text:list-item>
                    <text:p>Use compile time switches in yml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6" draw:layer="layout" svg:width="24.599cm" svg:height="3.507cm" svg:x="2cm" svg:y="0.836cm" presentation:class="title">
          <draw:text-box>
            <text:p>Other Consideration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ing pointers</text:p>
                <text:list>
                  <text:list-item>
                    <text:p>Default tries to compare referenced object</text:p>
                    <text:list>
                      <text:list-item>
                        <text:p>This breaks forward reference</text:p>
                      </text:list-item>
                      <text:list-item>
                        <text:p>Fix in yml file</text:p>
                      </text:list-item>
                    </text:list>
                  </text:list-item>
                </text:list>
              </text:list-item>
              <text:list-item>
                <text:p>Other Compilers</text:p>
                <text:list>
                  <text:list-item>
                    <text:p>You can define your own tool chain</text:p>
                  </text:list-item>
                  <text:list-item>
                    <text:p>I have not needed to do this yet</text:p>
                  </text:list-item>
                </text:list>
              </text:list-item>
              <text:list-item>
                <text:p>Unit test reports</text:p>
                <text:list>
                  <text:list-item>
                    <text:p>Are configu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10" draw:layer="layout" svg:width="24.599cm" svg:height="3.507cm" svg:x="2cm" svg:y="0.836cm" presentation:class="title" presentation:user-transformed="true">
          <draw:text-box>
            <text:p><text:span text:style-name="T7">Compound Literals</text:span><text:span text:style-name="T8">*</text:span><text:span text:style-name="T7"> are your friend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y useful in Setup for clarity</text:p>
              </text:list-item>
              <text:list-item>
                <text:p>Don’t be afraid of structures by value <text:s/></text:p>
                <text:list>
                  <text:list-item>
                    <text:p>Very useful in multi thread cases</text:p>
                  </text:list-item>
                </text:list>
              </text:list-item>
              <text:list-item>
                <text:p>Minor penalty in size </text:p>
                <text:p><text:a xlink:href="https://godbolt.org/z/Gba3M1ccW" xlink:type="simple">https://godbolt.org/z/Gba3M1ccW</text:a></text:p>
                <text:p/>
                <text:p/>
                <text:p><text:span text:style-name="T9"/></text:p>
                <text:p><text:span text:style-name="T9">* https://gcc.gnu.org/onlinedocs/gcc-4.3.2/gcc/Compound-Literal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6" draw:layer="layout" svg:width="24.599cm" svg:height="3.507cm" svg:x="2cm" svg:y="0.836cm" presentation:class="title">
          <draw:text-box>
            <text:p>Embedded considerations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Simulating Hardware</text:p>
                <text:list>
                  <text:list-item>
                    <text:p>Encapsulate register I/O</text:p>
                    <text:list>
                      <text:list-item>
                        <text:p>Value logging</text:p>
                      </text:list-item>
                      <text:list-item>
                        <text:p>Expects in Mocks</text:p>
                      </text:list-item>
                    </text:list>
                  </text:list-item>
                </text:list>
              </text:list-item>
              <text:list-item>
                <text:p>Encapsulate or Mock intrinsic functions</text:p>
                <text:list>
                  <text:list-item>
                    <text:p>Alternate macros based on TEST</text:p>
                  </text:list-item>
                  <text:list-item>
                    <text:p>Mocks with stu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6" draw:layer="layout" svg:width="24.599cm" svg:height="3.507cm" svg:x="2cm" svg:y="0.836cm" presentation:class="title">
          <draw:text-box>
            <text:p>Other Stuff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Also supports FFF</text:p>
                <text:list>
                  <text:list-item>
                    <text:p>Have not tried</text:p>
                  </text:list-item>
                </text:list>
              </text:list-item>
              <text:list-item>
                <text:p>Also supports GCOV</text:p>
                <text:list>
                  <text:list-item>
                    <text:p>Just started trying this</text:p>
                  </text:list-item>
                </text:list>
              </text:list-item>
              <text:list-item>
                <text:p>Need to workout github actions for ceedling</text:p>
                <text:list>
                  <text:list-item>
                    <text:p>Can only find one example and they ultimately punted to docker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6" draw:layer="layout" svg:width="24.599cm" svg:height="3.507cm" svg:x="2cm" svg:y="0.836cm" presentation:class="title">
          <draw:text-box>
            <text:p>Resources</text:p>
          </draw:text-box>
        </draw:frame>
        <draw:frame presentation:style-name="pr5" draw:text-style-name="P11" draw:layer="layout" svg:width="24cm" svg:height="12.18cm" svg:x="2cm" svg:y="6cm" presentation:class="outline">
          <draw:text-box>
            <text:list text:style-name="L3">
              <text:list-item>
                <text:p><text:span text:style-name="T10"><text:a xlink:href="http://www.throwtheswitch.org/ceedling" xlink:type="simple">http://www.throwtheswitch.org/ceedling</text:a></text:span><text:span text:style-name="T10"><text:s text:c="2"/>- Ceedling web page</text:span></text:p>
              </text:list-item>
              <text:list-item>
                <text:p><text:span text:style-name="T10"><text:a xlink:href="http://www.electronvector.com/" xlink:type="simple">http://www.electronvector.com/</text:a></text:span><text:span text:style-name="T10"><text:s text:c="2"/>- <text:s/>Some extra explainers</text:span></text:p>
              </text:list-item>
              <text:list-item>
                <text:p><text:span text:style-name="T10"><text:a xlink:href="https://github.com/bd2357/ceedling_talk" xlink:type="simple">https://github.com/bd2357/ceedling_talk</text:a></text:span><text:span text:style-name="T10"><text:s text:c="2"/>- <text:s/>This Talk</text:span></text:p>
              </text:list-item>
              <text:list-item>
                <text:p><text:span text:style-name="T10"><text:a xlink:href="https://gist.github.com/bd2357" xlink:type="simple">https://gist.github.com/bd2357</text:a></text:span><text:span text:style-name="T10"><text:s text:c="2"/>- <text:s/>My GIST with Windows notes</text:span></text:p>
              </text:list-item>
              <text:list-item>
                <text:p><text:span text:style-name="T10">Test Driven Development for Embedded C <text:s/>- Dated but still great</text:span></text:p>
                <text:list>
                  <text:list-item>
                    <text:p><text:span text:style-name="T10">(2011) James W. Grenn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FreeSans" svg:font-family="FreeSans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45:50.557599304</meta:creation-date>
    <meta:editing-duration>PT40M9S</meta:editing-duration>
    <meta:editing-cycles>9</meta:editing-cycles>
    <meta:generator>LibreOffice/6.4.7.2$Linux_X86_64 LibreOffice_project/40$Build-2</meta:generator>
    <dc:title>Impress</dc:title>
    <dc:date>2021-11-28T22:54:22.579593441</dc:date>
    <meta:document-statistic meta:object-count="94"/>
  </office:meta>
</office:document-meta>
</file>